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6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27541666666667cm" style:use-optimal-column-width="true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6.0325cm" style:use-optimal-column-width="true"/>
    </style:style>
    <style:style style:name="co4" style:family="table-column">
      <style:table-column-properties fo:break-before="auto" style:column-width="4.23333333333333cm" style:use-optimal-column-width="true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2.2225cm" style:use-optimal-column-width="true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4"/>
        <table:table-column table:style-name="co9" table:number-columns-repeated="16375" table:default-cell-style-name="ce4"/>
        <table:table-row table:style-name="ro1">
          <table:table-cell office:value-type="string" table:style-name="ce2">
            <text:p>Component</text:p>
          </table:table-cell>
          <table:table-cell office:value-type="string" table:style-name="ce2">
            <text:p>Process</text:p>
          </table:table-cell>
          <table:table-cell office:value-type="string" table:style-name="ce2">
            <text:p>Details</text:p>
          </table:table-cell>
          <table:table-cell office:value-type="string" table:style-name="ce2">
            <text:p>Documents</text:p>
          </table:table-cell>
          <table:table-cell office:value-type="string" table:style-name="ce2">
            <text:p>Vendor</text:p>
          </table:table-cell>
          <table:table-cell office:value-type="string" table:style-name="ce3">
            <text:p>Cost (qty 25)</text:p>
          </table:table-cell>
          <table:table-cell office:value-type="string" table:style-name="ce3">
            <text:p>Cost (qty 50)</text:p>
          </table:table-cell>
          <table:table-cell office:value-type="string" table:style-name="ce3">
            <text:p>Cost (qty 100)</text:p>
          </table:table-cell>
          <table:table-cell office:value-type="string" table:style-name="ce2">
            <text:p>Turnaround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Chassis</text:p>
          </table:table-cell>
          <table:table-cell office:value-type="string" table:style-name="ce4">
            <text:p>Purchase</text:p>
          </table:table-cell>
          <table:table-cell office:value-type="string" table:style-name="ce4">
            <text:p>Hammond Mfg Part Number 1444-9</text:p>
          </table:table-cell>
          <table:table-cell table:style-name="ce4"/>
          <table:table-cell office:value-type="string" table:style-name="ce6">
            <text:p>Digikey</text:p>
            <text:p>www.digikey.com</text:p>
            <text:p>800-346-6873</text:p>
          </table:table-cell>
          <table:table-cell office:value-type="currency" office:value="205.50000000000003" table:formula="msoxl:=8.22*25" table:style-name="ce5">
            <text:p>$205.50</text:p>
          </table:table-cell>
          <table:table-cell office:value-type="currency" office:value="411.00000000000006" table:formula="msoxl:=8.22*50" table:style-name="ce5">
            <text:p>$411.00</text:p>
          </table:table-cell>
          <table:table-cell office:value-type="currency" office:value="822.00000000000011" table:formula="msoxl:=8.22*100" table:style-name="ce5">
            <text:p>$822.00</text:p>
          </table:table-cell>
          <table:table-cell office:value-type="string" table:style-name="ce4">
            <text:p>1 week</text:p>
          </table:table-cell>
          <table:table-cell office:value-type="string" table:style-name="ce4">
            <text:p>need to price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Chassis</text:p>
          </table:table-cell>
          <table:table-cell office:value-type="string" table:style-name="ce4">
            <text:p>Modification</text:p>
          </table:table-cell>
          <table:table-cell office:value-type="string" table:style-name="ce4">
            <text:p>Cut in half. Drill and tap holes.</text:p>
          </table:table-cell>
          <table:table-cell office:value-type="string" table:style-name="ce4">
            <text:p>drawing: pm-chassis.pdf</text:p>
          </table:table-cell>
          <table:table-cell office:value-type="string" table:style-name="ce4">
            <text:p>-</text:p>
          </table:table-cell>
          <table:table-cell table:number-columns-repeated="3" table:style-name="ce5"/>
          <table:table-cell office:value-type="string" table:style-name="ce4">
            <text:p>-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4">
            <text:p>PCB</text:p>
          </table:table-cell>
          <table:table-cell office:value-type="string" table:style-name="ce4">
            <text:p>Fabrication</text:p>
          </table:table-cell>
          <table:table-cell office:value-type="string" table:style-name="ce4">
            <text:p>4 layers, 2-sided solder mask, 2-sided silkscreen, 1oz FR4</text:p>
          </table:table-cell>
          <table:table-cell office:value-type="string" table:style-name="ce4">
            <text:p>gerber drawings</text:p>
          </table:table-cell>
          <table:table-cell office:value-type="string" table:style-name="ce4">
            <text:p>Sunstone Circuits</text:p>
            <text:p>www.sunstone.com</text:p>
            <text:p>800-228-8198</text:p>
          </table:table-cell>
          <table:table-cell office:value-type="currency" office:value="1146.75" table:formula="msoxl:=36.07*25+245" table:style-name="ce5">
            <text:p>$1,146.75</text:p>
          </table:table-cell>
          <table:table-cell office:value-type="currency" office:value="1222.2" table:formula="msoxl:=50*18.76+284.2" table:style-name="ce5">
            <text:p>$1,222.20</text:p>
          </table:table-cell>
          <table:table-cell office:value-type="currency" office:value="1363.2" table:formula="msoxl:=10.79*100+284.2" table:style-name="ce5">
            <text:p>$1,363.20</text:p>
          </table:table-cell>
          <table:table-cell office:value-type="string" table:style-name="ce4">
            <text:p>3 days</text:p>
          </table:table-cell>
          <table:table-cell office:value-type="string" table:style-name="ce4">
            <text:p>x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Components</text:p>
          </table:table-cell>
          <table:table-cell office:value-type="string" table:style-name="ce4">
            <text:p>Purchase</text:p>
          </table:table-cell>
          <table:table-cell office:value-type="string" table:style-name="ce4">
            <text:p>FT232RL and 20-pin connectors</text:p>
          </table:table-cell>
          <table:table-cell office:value-type="string" table:style-name="ce4">
            <text:p>pm-compm.pdf</text:p>
          </table:table-cell>
          <table:table-cell office:value-type="string" table:style-name="ce6">
            <text:p>Mouser</text:p>
            <text:p>www.mouser.com</text:p>
            <text:p>800-346-6873</text:p>
          </table:table-cell>
          <table:table-cell office:value-type="currency" office:value="374" table:style-name="ce5">
            <text:p>$374.00</text:p>
          </table:table-cell>
          <table:table-cell office:value-type="currency" office:value="748" table:formula="msoxl:=F5*2" table:style-name="ce5">
            <text:p>$748.00</text:p>
          </table:table-cell>
          <table:table-cell office:value-type="currency" office:value="1496" table:formula="msoxl:=G5*2" table:style-name="ce5">
            <text:p>$1,496.00</text:p>
          </table:table-cell>
          <table:table-cell office:value-type="string" table:style-name="ce4">
            <text:p>1 week</text:p>
          </table:table-cell>
          <table:table-cell office:value-type="string" table:style-name="ce4">
            <text:p>need to pric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Components</text:p>
          </table:table-cell>
          <table:table-cell office:value-type="string" table:style-name="ce4">
            <text:p>Purchase</text:p>
          </table:table-cell>
          <table:table-cell office:value-type="string" table:style-name="ce4">
            <text:p>everything else</text:p>
          </table:table-cell>
          <table:table-cell office:value-type="string" table:style-name="ce4">
            <text:p>pm-compd.pdf</text:p>
          </table:table-cell>
          <table:table-cell office:value-type="string" table:style-name="ce4">
            <text:p>Digikey</text:p>
            <text:p>www.digikey.com</text:p>
            <text:p>800-346-6873</text:p>
          </table:table-cell>
          <table:table-cell office:value-type="currency" office:value="1781.03" table:style-name="ce5">
            <text:p>$1,781.03</text:p>
          </table:table-cell>
          <table:table-cell office:value-type="currency" office:value="3562.06" table:formula="msoxl:=F6*2" table:style-name="ce5">
            <text:p>$3,562.06</text:p>
          </table:table-cell>
          <table:table-cell office:value-type="currency" office:value="7124.12" table:formula="msoxl:=G6*2" table:style-name="ce5">
            <text:p>$7,124.12</text:p>
          </table:table-cell>
          <table:table-cell office:value-type="string" table:style-name="ce4">
            <text:p>1 week</text:p>
          </table:table-cell>
          <table:table-cell office:value-type="string" table:style-name="ce4">
            <text:p>need to price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PCB</text:p>
          </table:table-cell>
          <table:table-cell office:value-type="string" table:style-name="ce4">
            <text:p>Assembly</text:p>
          </table:table-cell>
          <table:table-cell table:style-name="ce4"/>
          <table:table-cell office:value-type="string" table:style-name="ce4">
            <text:p>pm-bom.xlsx</text:p>
            <text:p>pm-centroid</text:p>
            <text:p>gerber drawings</text:p>
          </table:table-cell>
          <table:table-cell office:value-type="string" table:style-name="ce4">
            <text:p>Screaming Circuits</text:p>
            <text:p>www.screamingcircuits.com</text:p>
            <text:p>866-784-5887</text:p>
          </table:table-cell>
          <table:table-cell office:value-type="currency" office:value="939" table:formula="msoxl:=25*37.56" table:style-name="ce5">
            <text:p>$939.00</text:p>
          </table:table-cell>
          <table:table-cell office:value-type="currency" office:value="1269.5" table:formula="msoxl:=50*25.39" table:style-name="ce5">
            <text:p>$1,269.50</text:p>
          </table:table-cell>
          <table:table-cell office:value-type="currency" office:value="1930" table:formula="msoxl:=100*19.3" table:style-name="ce5">
            <text:p>$1,930.00</text:p>
          </table:table-cell>
          <table:table-cell office:value-type="string" table:style-name="ce4">
            <text:p>10 days</text:p>
          </table:table-cell>
          <table:table-cell office:value-type="string" table:style-name="ce4">
            <text:p>x</text:p>
          </table:table-cell>
          <table:table-cell table:number-columns-repeated="16374"/>
        </table:table-row>
        <table:table-row table:style-name="ro3">
          <table:table-cell office:value-type="string" table:style-name="ce4">
            <text:p>Cable</text:p>
          </table:table-cell>
          <table:table-cell office:value-type="string" table:style-name="ce4">
            <text:p>Assembly</text:p>
          </table:table-cell>
          <table:table-cell table:style-name="ce4"/>
          <table:table-cell office:value-type="string" table:style-name="ce4">
            <text:p>pm-cablea.pdf</text:p>
            <text:p>pm-cableb.pdf</text:p>
          </table:table-cell>
          <table:table-cell office:value-type="string" table:style-name="ce4">
            <text:p>TLC Electronics</text:p>
            <text:p>a.williams@tlcelectronics.com</text:p>
            <text:p>www.tlcelectronics.com</text:p>
            <text:p>561-558-2570</text:p>
          </table:table-cell>
          <table:table-cell office:value-type="currency" office:value="1276.25" table:formula="msoxl:=51.05*25" table:style-name="ce5">
            <text:p>$1,276.25</text:p>
          </table:table-cell>
          <table:table-cell office:value-type="currency" office:value="2552.5" table:formula="msoxl:=51.05*50" table:style-name="ce5">
            <text:p>$2,552.50</text:p>
          </table:table-cell>
          <table:table-cell office:value-type="currency" office:value="5105" table:formula="msoxl:=51.05*100" table:style-name="ce5">
            <text:p>$5,105.00</text:p>
          </table:table-cell>
          <table:table-cell office:value-type="string" table:style-name="ce4">
            <text:p>3 weeks</text:p>
          </table:table-cell>
          <table:table-cell office:value-type="string" table:style-name="ce4">
            <text:p>asked</text:p>
          </table:table-cell>
          <table:table-cell table:number-columns-repeated="16374"/>
        </table:table-row>
        <table:table-row table:style-name="ro4">
          <table:table-cell office:value-type="string" table:style-name="ce4">
            <text:p>PCB</text:p>
          </table:table-cell>
          <table:table-cell office:value-type="string" table:style-name="ce4">
            <text:p>Programming</text:p>
          </table:table-cell>
          <table:table-cell office:value-type="string" table:style-name="ce4">
            <text:p>AVR Dragon probably the best option</text:p>
          </table:table-cell>
          <table:table-cell office:value-type="string" table:style-name="ce4">
            <text:p>firmware and programming scripts</text:p>
          </table:table-cell>
          <table:table-cell office:value-type="string" table:style-name="ce4">
            <text:p>-</text:p>
          </table:table-cell>
          <table:table-cell table:number-columns-repeated="3" table:style-name="ce5"/>
          <table:table-cell office:value-type="string" table:style-name="ce4">
            <text:p>-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PCB</text:p>
          </table:table-cell>
          <table:table-cell office:value-type="string" table:style-name="ce4">
            <text:p>Validation</text:p>
          </table:table-cell>
          <table:table-cell table:style-name="ce4"/>
          <table:table-cell office:value-type="string" table:style-name="ce4">
            <text:p>script? Procedure?</text:p>
          </table:table-cell>
          <table:table-cell office:value-type="string" table:style-name="ce4">
            <text:p>-</text:p>
          </table:table-cell>
          <table:table-cell table:number-columns-repeated="3" table:style-name="ce5"/>
          <table:table-cell office:value-type="string" table:style-name="ce4">
            <text:p>-</text:p>
          </table:table-cell>
          <table:table-cell table:number-columns-repeated="16375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Total</text:p>
          </table:table-cell>
          <table:table-cell table:number-columns-repeated="4" table:style-name="ce4"/>
          <table:table-cell office:value-type="currency" office:value="5722.53" table:formula="msoxl:=SUM(F2:F10)" table:style-name="ce5">
            <text:p>$5,722.53</text:p>
          </table:table-cell>
          <table:table-cell office:value-type="currency" office:value="9765.26" table:formula="msoxl:=SUM(G2:G10)" table:style-name="ce5">
            <text:p>$9,765.26</text:p>
          </table:table-cell>
          <table:table-cell office:value-type="currency" office:value="17840.32" table:formula="msoxl:=SUM(H2:H10)" table:style-name="ce5">
            <text:p>$17,840.32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Per unit</text:p>
          </table:table-cell>
          <table:table-cell table:number-columns-repeated="4" table:style-name="ce4"/>
          <table:table-cell office:value-type="currency" office:value="228.90119999999999" table:formula="msoxl:=F12/25" table:style-name="ce5">
            <text:p>$228.90</text:p>
          </table:table-cell>
          <table:table-cell office:value-type="currency" office:value="195.30520000000001" table:formula="msoxl:=G12/50" table:style-name="ce5">
            <text:p>$195.31</text:p>
          </table:table-cell>
          <table:table-cell office:value-type="currency" office:value="178.4032" table:formula="msoxl:=H12/100" table:style-name="ce5">
            <text:p>$178.40</text:p>
          </table:table-cell>
          <table:table-cell table:number-columns-repeated="16376" table:style-name="ce4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9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Dan Bedard</dc:creator>
    <meta:creation-date>2011-08-01T18:39:11Z</meta:creation-date>
    <dc:date>2012-05-11T14:50:37Z</dc:date>
  </office:meta>
</office:document-meta>
</file>